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S_5f_and_5f_Services" style:display-name="OS_and_Services" style:family="table">
      <style:table-properties style:width="6.5in" table:align="margins" fo:keep-with-next="always"/>
    </style:style>
    <style:style style:name="OS_5f_and_5f_Services.A" style:display-name="OS_and_Services.A" style:family="table-column">
      <style:table-column-properties style:column-width="0.7521in" style:rel-column-width="7582*"/>
    </style:style>
    <style:style style:name="OS_5f_and_5f_Services.B" style:display-name="OS_and_Services.B" style:family="table-column">
      <style:table-column-properties style:column-width="1.9333in" style:rel-column-width="19492*"/>
    </style:style>
    <style:style style:name="OS_5f_and_5f_Services.C" style:display-name="OS_and_Services.C" style:family="table-column">
      <style:table-column-properties style:column-width="2.1889in" style:rel-column-width="22069*"/>
    </style:style>
    <style:style style:name="OS_5f_and_5f_Services.D" style:display-name="OS_and_Services.D" style:family="table-column">
      <style:table-column-properties style:column-width="1.6257in" style:rel-column-width="16392*"/>
    </style:style>
    <style:style style:name="OS_5f_and_5f_Services.A1" style:display-name="OS_and_Services.A1" style:family="table-cell">
      <style:table-cell-properties fo:padding="0.0382in" fo:border-left="0.05pt solid #000000" fo:border-right="none" fo:border-top="0.05pt solid #000000" fo:border-bottom="0.05pt solid #000000"/>
    </style:style>
    <style:style style:name="OS_5f_and_5f_Services.D1" style:display-name="OS_and_Services.D1" style:family="table-cell">
      <style:table-cell-properties fo:padding="0.0382in" fo:border="0.05pt solid #000000"/>
    </style:style>
    <style:style style:name="OS_5f_and_5f_Services.A2" style:display-name="OS_and_Services.A2" style:family="table-cell">
      <style:table-cell-properties fo:padding="0.0382in" fo:border-left="0.05pt solid #000000" fo:border-right="none" fo:border-top="none" fo:border-bottom="0.05pt solid #000000"/>
    </style:style>
    <style:style style:name="OS_5f_and_5f_Services.D2" style:display-name="OS_and_Services.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20%"/>
      <style:text-properties officeooo:rsid="001fb8a1" officeooo:paragraph-rsid="001fb8a1"/>
    </style:style>
    <style:style style:name="P2" style:family="paragraph" style:parent-style-name="Standard">
      <style:paragraph-properties fo:text-align="end" style:justify-single-word="false"/>
      <style:text-properties officeooo:rsid="001ef100" officeooo:paragraph-rsid="001ef100"/>
    </style:style>
    <style:style style:name="P3" style:family="paragraph" style:parent-style-name="Table_20_Contents">
      <style:text-properties officeooo:rsid="0024c499" officeooo:paragraph-rsid="0024c499"/>
    </style:style>
    <style:style style:name="P4" style:family="paragraph" style:parent-style-name="Table_20_Contents">
      <style:text-properties officeooo:rsid="0025224f" officeooo:paragraph-rsid="0025224f"/>
    </style:style>
    <style:style style:name="P5" style:family="paragraph" style:parent-style-name="Standard" style:master-page-name="First_20_Page">
      <style:paragraph-properties fo:text-align="end" style:justify-single-word="false" style:page-number="auto"/>
      <style:text-properties officeooo:rsid="001ef100" officeooo:paragraph-rsid="001ef100"/>
    </style:style>
    <style:style style:name="P6" style:family="paragraph" style:parent-style-name="Text_20_body" style:list-style-name="L1">
      <style:text-properties officeooo:rsid="001fb8a1" officeooo:paragraph-rsid="001fb8a1"/>
    </style:style>
    <style:style style:name="P7" style:family="paragraph" style:parent-style-name="Text_20_body" style:list-style-name="L1">
      <style:text-properties officeooo:rsid="002204a6" officeooo:paragraph-rsid="0026c8b8"/>
    </style:style>
    <style:style style:name="P8" style:family="paragraph" style:parent-style-name="Text_20_body" style:list-style-name="L1">
      <style:text-properties officeooo:rsid="002204a6" officeooo:paragraph-rsid="002a11f3"/>
    </style:style>
    <style:style style:name="P9" style:family="paragraph" style:parent-style-name="Text_20_body" style:list-style-name="L1">
      <style:text-properties officeooo:rsid="002204a6" officeooo:paragraph-rsid="002b18c7"/>
    </style:style>
    <style:style style:name="P10" style:family="paragraph" style:parent-style-name="Text_20_body" style:list-style-name="">
      <style:paragraph-properties fo:line-height="120%"/>
      <style:text-properties officeooo:rsid="002204a6" officeooo:paragraph-rsid="002b18c7"/>
    </style:style>
    <style:style style:name="P11" style:family="paragraph" style:parent-style-name="Text_20_body">
      <style:text-properties officeooo:paragraph-rsid="002b18c7"/>
    </style:style>
    <style:style style:name="P12" style:family="paragraph" style:parent-style-name="Text_20_body" style:list-style-name="L1">
      <style:paragraph-properties fo:break-before="page"/>
      <style:text-properties officeooo:rsid="001fb8a1" officeooo:paragraph-rsid="001fb8a1"/>
    </style:style>
    <style:style style:name="P13" style:family="paragraph" style:parent-style-name="Title" style:list-style-name="L1">
      <style:paragraph-properties fo:break-before="page"/>
      <style:text-properties officeooo:paragraph-rsid="002b18c7"/>
    </style:style>
    <style:style style:name="P14" style:family="paragraph" style:parent-style-name="Heading_20_1">
      <style:text-properties officeooo:rsid="001ef100" officeooo:paragraph-rsid="001ef100"/>
    </style:style>
    <style:style style:name="P15" style:family="paragraph" style:parent-style-name="Table_20_Contents">
      <style:text-properties officeooo:rsid="0025224f" officeooo:paragraph-rsid="0025224f"/>
    </style:style>
    <style:style style:name="P16" style:family="paragraph" style:parent-style-name="Table_20_Contents">
      <style:text-properties officeooo:rsid="0027715c" officeooo:paragraph-rsid="0027715c"/>
    </style:style>
    <style:style style:name="P17" style:family="paragraph" style:parent-style-name="Table_20_Contents">
      <style:text-properties officeooo:rsid="00287189" officeooo:paragraph-rsid="00287189"/>
    </style:style>
    <style:style style:name="T1" style:family="text">
      <style:text-properties officeooo:rsid="00233800"/>
    </style:style>
    <style:style style:name="T2" style:family="text">
      <style:text-properties officeooo:rsid="002b18c7"/>
    </style:style>
    <style:style style:name="T3" style:family="text">
      <style:text-properties fo:font-style="italic" officeooo:rsid="002b18c7" style:font-style-asian="italic" style:font-style-complex="italic"/>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rahm Lower</text:p>
      <text:p text:style-name="P2">Bucky Frost</text:p>
      <text:p text:style-name="P2">CS 462</text:p>
      <text:p text:style-name="P2">Assignment 04</text:p>
      <text:p text:style-name="P2"><text:date style:data-style-name="N84" text:date-value="2014-10-06T21:35:47.828597878">2014-10-06</text:date></text:p>
      <text:p text:style-name="P2"/>
      <text:h text:style-name="P14" text:outline-level="1">Part 1.</text:h>
      <text:h text:style-name="P14" text:outline-level="1">Part 2.</text:h>
      <text:list xml:id="list8328431373246702510" text:style-name="L1">
        <text:list-item>
          <text:p text:style-name="P6">Login to the RAVE.</text:p>
        </text:list-item>
      </text:list>
      <text:p text:style-name="P1"/>
      <text:list xml:id="list213549583560250" text:continue-numbering="true" text:style-name="L1">
        <text:list-item>
          <text:p text:style-name="P12">By examinging the Summary tab within the vSphere Client, we were able to see that the corrisponding virtual machines (VM) were indeed allocated IP addresses for 192.168.100.101 for the Windows XP, 192.168.100.102 for Windows 2003, 192.168.100.102 for Metasploitable, and 192.168.100.201 for the Backtrack VM.</text:p>
        </text:list-item>
        <text:list-item>
          <text:p text:style-name="P7">Successfully initiated, logged in, and launched the GUI on the Backtrack VM; please see Figure 1 for successful login. <text:span text:style-name="T1">Using Nmap on the Backtrack VM to scan services and the OS version on the other 3 Vms.</text:span></text:p>
        </text:list-item>
        <text:list-item>
          <text:p text:style-name="P7">Use Nmap on the Backtrack VM to scan services and the other 3 VMs. Report services with version information.</text:p>
        </text:list-item>
      </text:list>
      <table:table table:name="OS_and_Services" table:style-name="OS_5f_and_5f_Services">
        <table:table-column table:style-name="OS_5f_and_5f_Services.A"/>
        <table:table-column table:style-name="OS_5f_and_5f_Services.B"/>
        <table:table-column table:style-name="OS_5f_and_5f_Services.C"/>
        <table:table-column table:style-name="OS_5f_and_5f_Services.D"/>
        <table:table-row>
          <table:table-cell table:style-name="OS_5f_and_5f_Services.A1" office:value-type="string">
            <text:p text:style-name="P3"/>
          </table:table-cell>
          <table:table-cell table:style-name="OS_5f_and_5f_Services.A1" office:value-type="string">
            <text:p text:style-name="P3">192.168.100.101</text:p>
          </table:table-cell>
          <table:table-cell table:style-name="OS_5f_and_5f_Services.A1" office:value-type="string">
            <text:p text:style-name="P3">192.168.100.102</text:p>
          </table:table-cell>
          <table:table-cell table:style-name="OS_5f_and_5f_Services.D1" office:value-type="string">
            <text:p text:style-name="P3">192.168.100.202</text:p>
          </table:table-cell>
        </table:table-row>
        <table:table-row>
          <table:table-cell table:style-name="OS_5f_and_5f_Services.A2" office:value-type="string">
            <text:p text:style-name="P3">OS</text:p>
          </table:table-cell>
          <table:table-cell table:style-name="OS_5f_and_5f_Services.A2" office:value-type="string">
            <text:p text:style-name="P3">MS Win 2000|XP</text:p>
          </table:table-cell>
          <table:table-cell table:style-name="OS_5f_and_5f_Services.A2" office:value-type="string">
            <text:p text:style-name="P3">MS Win 2003 (sp 1 &amp; 2)</text:p>
          </table:table-cell>
          <table:table-cell table:style-name="OS_5f_and_5f_Services.D2" office:value-type="string">
            <text:p text:style-name="P4">Linux 2.6.[9-28]</text:p>
          </table:table-cell>
        </table:table-row>
        <table:table-row>
          <table:table-cell table:style-name="OS_5f_and_5f_Services.A2" office:value-type="string">
            <text:p text:style-name="P3">FTP</text:p>
          </table:table-cell>
          <table:table-cell table:style-name="OS_5f_and_5f_Services.A2" office:value-type="string">
            <text:p text:style-name="Table_20_Contents"/>
          </table:table-cell>
          <table:table-cell table:style-name="OS_5f_and_5f_Services.A2" office:value-type="string">
            <text:p text:style-name="P16">MS ftpd</text:p>
          </table:table-cell>
          <table:table-cell table:style-name="OS_5f_and_5f_Services.D2" office:value-type="string">
            <text:p text:style-name="P4">ProFTPD 1.3.1</text:p>
          </table:table-cell>
        </table:table-row>
        <table:table-row>
          <table:table-cell table:style-name="OS_5f_and_5f_Services.A2" office:value-type="string">
            <text:p text:style-name="P3">SMTP</text:p>
          </table:table-cell>
          <table:table-cell table:style-name="OS_5f_and_5f_Services.A2" office:value-type="string">
            <text:p text:style-name="Table_20_Contents"/>
          </table:table-cell>
          <table:table-cell table:style-name="OS_5f_and_5f_Services.A2" office:value-type="string">
            <text:p text:style-name="P16">MS ESMTP 6.0.3790.3959</text:p>
          </table:table-cell>
          <table:table-cell table:style-name="OS_5f_and_5f_Services.D2" office:value-type="string">
            <text:p text:style-name="P4">Postfix smtpd</text:p>
          </table:table-cell>
        </table:table-row>
        <table:table-row>
          <table:table-cell table:style-name="OS_5f_and_5f_Services.A2" office:value-type="string">
            <text:p text:style-name="P3">HTTP</text:p>
          </table:table-cell>
          <table:table-cell table:style-name="OS_5f_and_5f_Services.A2" office:value-type="string">
            <text:p text:style-name="Table_20_Contents"/>
          </table:table-cell>
          <table:table-cell table:style-name="OS_5f_and_5f_Services.A2" office:value-type="string">
            <text:p text:style-name="P16">MS IIS 6.0</text:p>
          </table:table-cell>
          <table:table-cell table:style-name="OS_5f_and_5f_Services.D2" office:value-type="string">
            <text:p text:style-name="P4">Apache 2.2.8</text:p>
          </table:table-cell>
        </table:table-row>
        <table:table-row>
          <table:table-cell table:style-name="OS_5f_and_5f_Services.A2" office:value-type="string">
            <text:p text:style-name="P3">POP3</text:p>
          </table:table-cell>
          <table:table-cell table:style-name="OS_5f_and_5f_Services.A2" office:value-type="string">
            <text:p text:style-name="Table_20_Contents"/>
          </table:table-cell>
          <table:table-cell table:style-name="OS_5f_and_5f_Services.A2" office:value-type="string">
            <text:p text:style-name="P16">MS Win '03 POP3 Service 1.0</text:p>
          </table:table-cell>
          <table:table-cell table:style-name="OS_5f_and_5f_Services.D2" office:value-type="string">
            <text:p text:style-name="P4">Dovecot</text:p>
          </table:table-cell>
        </table:table-row>
        <table:table-row>
          <table:table-cell table:style-name="OS_5f_and_5f_Services.A2" office:value-type="string">
            <text:p text:style-name="P4">SSH</text:p>
          </table:table-cell>
          <table:table-cell table:style-name="OS_5f_and_5f_Services.A2" office:value-type="string">
            <text:p text:style-name="Table_20_Contents"/>
          </table:table-cell>
          <table:table-cell table:style-name="OS_5f_and_5f_Services.A2" office:value-type="string">
            <text:p text:style-name="Table_20_Contents"/>
          </table:table-cell>
          <table:table-cell table:style-name="OS_5f_and_5f_Services.D2" office:value-type="string">
            <text:p text:style-name="P4">OpenSSH 4.7</text:p>
          </table:table-cell>
        </table:table-row>
        <table:table-row>
          <table:table-cell table:style-name="OS_5f_and_5f_Services.A2" office:value-type="string">
            <text:p text:style-name="P4">TELNET</text:p>
          </table:table-cell>
          <table:table-cell table:style-name="OS_5f_and_5f_Services.A2" office:value-type="string">
            <text:p text:style-name="Table_20_Contents"/>
          </table:table-cell>
          <table:table-cell table:style-name="OS_5f_and_5f_Services.A2" office:value-type="string">
            <text:p text:style-name="Table_20_Contents"/>
          </table:table-cell>
          <table:table-cell table:style-name="OS_5f_and_5f_Services.D2" office:value-type="string">
            <text:p text:style-name="P4">Linux telnetd</text:p>
          </table:table-cell>
        </table:table-row>
        <table:table-row>
          <table:table-cell table:style-name="OS_5f_and_5f_Services.A2" office:value-type="string">
            <text:p text:style-name="P4">DNS</text:p>
          </table:table-cell>
          <table:table-cell table:style-name="OS_5f_and_5f_Services.A2" office:value-type="string">
            <text:p text:style-name="Table_20_Contents"/>
          </table:table-cell>
          <table:table-cell table:style-name="OS_5f_and_5f_Services.A2" office:value-type="string">
            <text:p text:style-name="Table_20_Contents"/>
          </table:table-cell>
          <table:table-cell table:style-name="OS_5f_and_5f_Services.D2" office:value-type="string">
            <text:p text:style-name="P4">ISC Bind 9.4.2</text:p>
          </table:table-cell>
        </table:table-row>
        <table:table-row>
          <table:table-cell table:style-name="OS_5f_and_5f_Services.A2" office:value-type="string">
            <text:p text:style-name="P4">MySQL</text:p>
          </table:table-cell>
          <table:table-cell table:style-name="OS_5f_and_5f_Services.A2" office:value-type="string">
            <text:p text:style-name="Table_20_Contents"/>
          </table:table-cell>
          <table:table-cell table:style-name="OS_5f_and_5f_Services.A2" office:value-type="string">
            <text:p text:style-name="Table_20_Contents"/>
          </table:table-cell>
          <table:table-cell table:style-name="OS_5f_and_5f_Services.D2" office:value-type="string">
            <text:p text:style-name="P4">MySQL 5.0.51a</text:p>
          </table:table-cell>
        </table:table-row>
        <table:table-row>
          <table:table-cell table:style-name="OS_5f_and_5f_Services.A2" office:value-type="string">
            <text:p text:style-name="P16">msrpc</text:p>
          </table:table-cell>
          <table:table-cell table:style-name="OS_5f_and_5f_Services.A2" office:value-type="string">
            <text:p text:style-name="P16">MS Win RPC</text:p>
          </table:table-cell>
          <table:table-cell table:style-name="OS_5f_and_5f_Services.A2" office:value-type="string">
            <text:p text:style-name="P16">MS Win RPC</text:p>
          </table:table-cell>
          <table:table-cell table:style-name="OS_5f_and_5f_Services.D2" office:value-type="string">
            <text:p text:style-name="P4"/>
          </table:table-cell>
        </table:table-row>
        <table:table-row>
          <table:table-cell table:style-name="OS_5f_and_5f_Services.A2" office:value-type="string">
            <text:p text:style-name="P16">netbios</text:p>
          </table:table-cell>
          <table:table-cell table:style-name="OS_5f_and_5f_Services.A2" office:value-type="string">
            <text:p text:style-name="P16">MS Win XP netbios</text:p>
          </table:table-cell>
          <table:table-cell table:style-name="OS_5f_and_5f_Services.A2" office:value-type="string">
            <text:p text:style-name="Table_20_Contents"/>
          </table:table-cell>
          <table:table-cell table:style-name="OS_5f_and_5f_Services.D2" office:value-type="string">
            <text:p text:style-name="P16">Samba smbd 3.X</text:p>
          </table:table-cell>
        </table:table-row>
        <table:table-row>
          <table:table-cell table:style-name="OS_5f_and_5f_Services.A2" office:value-type="string">
            <text:p text:style-name="P16">MS-ds</text:p>
          </table:table-cell>
          <table:table-cell table:style-name="OS_5f_and_5f_Services.A2" office:value-type="string">
            <text:p text:style-name="Table_20_Contents"/>
          </table:table-cell>
          <table:table-cell table:style-name="OS_5f_and_5f_Services.A2" office:value-type="string">
            <text:p text:style-name="P16">MS Win 2003 MS-ds</text:p>
          </table:table-cell>
          <table:table-cell table:style-name="OS_5f_and_5f_Services.D2" office:value-type="string">
            <text:p text:style-name="P4"/>
          </table:table-cell>
        </table:table-row>
        <table:table-row>
          <table:table-cell table:style-name="OS_5f_and_5f_Services.A2" office:value-type="string">
            <text:p text:style-name="P17">NTP</text:p>
          </table:table-cell>
          <table:table-cell table:style-name="OS_5f_and_5f_Services.A2" office:value-type="string">
            <text:p text:style-name="P17">MS NTP</text:p>
          </table:table-cell>
          <table:table-cell table:style-name="OS_5f_and_5f_Services.A2" office:value-type="string">
            <text:p text:style-name="P16"/>
          </table:table-cell>
          <table:table-cell table:style-name="OS_5f_and_5f_Services.D2" office:value-type="string">
            <text:p text:style-name="P4"/>
          </table:table-cell>
        </table:table-row>
      </table:table>
      <text:p text:style-name="Table">Table <text:sequence text:ref-name="refTable0" text:name="Table" text:formula="ooow:Table+1" style:num-format="1">1</text:sequence>: Network Hosts' OS and Services</text:p>
      <text:list xml:id="list213548542556487" text:continue-numbering="true" text:style-name="L1">
        <text:list-header>
          <text:p text:style-name="P8"/>
        </text:list-header>
        <text:list-item>
          <text:p text:style-name="P9"><text:span text:style-name="T2">Open the Metasploit console on the Backtrack VM.</text:span></text:p>
        </text:list-item>
        <text:list-item>
          <text:p text:style-name="P9"/>
        </text:list-item>
      </text:list>
      <text:p text:style-name="P10"/>
      <text:list xml:id="list213549693761196" text:continue-numbering="true" text:style-name="L1">
        <text:list-header>
          <text:p text:style-name="P13"><text:span text:style-name="T2">References</text:span></text:p>
        </text:list-header>
      </text:list>
      <text:p text:style-name="P11"><text:line-break/><text:span text:style-name="T2">[1] </text:span><text:span text:style-name="T3">Meterpreter Basics </text:span><text:a xlink:type="simple" xlink:href="http://www.offensive-security.com/metasploit-unleashed/Meterpreter_Basics"><text:span text:style-name="T2">http://www.offensive-security.com/metasploit-unleashed/Meterpreter_Basics</text:span></text:a><text:span text:style-name="T2"> accessed: </text:span><text:span text:style-name="T2"><text:date style:data-style-name="N84" text:date-value="2014-10-06T21:26:40.982837006" text:fixed="true">2014-10-06</text:date></text:span></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6:38:14.318000000</meta:creation-date>
    <meta:generator>LibreOffice/4.2.5.2$Linux_X86_64 LibreOffice_project/420m0$Build-2</meta:generator>
    <dc:date>2014-10-06T21:35:47.807478847</dc:date>
    <meta:editing-duration>PT53M42S</meta:editing-duration>
    <meta:editing-cycles>9</meta:editing-cycles>
    <meta:document-statistic meta:table-count="1" meta:image-count="0" meta:object-count="0" meta:page-count="3" meta:paragraph-count="54" meta:word-count="222" meta:character-count="1317" meta:non-whitespace-character-count="1151"/>
  </office:meta>
</office:document-meta>
</file>